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TIERREZ CCAHUANA, ALIC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UTIERREZ CCAHUANA, ALIC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296480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GUTIERREZ CCAHUANA, URBAN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289445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70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1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4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8:41:1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